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 Light" svg:font-family="'Calibri Light'" style:font-family-generic="roman"/>
    <style:font-face style:name="Segoe UI" svg:font-family="'Segoe UI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-complex="Times New Roman1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2aaba" officeooo:paragraph-rsid="0012aaba" style:font-size-asian="14pt" style:font-size-complex="14pt"/>
    </style:style>
    <style:style style:name="P5" style:family="paragraph" style:parent-style-name="Standard">
      <style:text-properties fo:font-size="14pt" officeooo:rsid="0012aaba" officeooo:paragraph-rsid="0013b6b1" style:font-size-asian="14pt" style:font-size-complex="14pt"/>
    </style:style>
    <style:style style:name="P6" style:family="paragraph" style:parent-style-name="Standard">
      <style:text-properties fo:font-size="14pt" officeooo:rsid="0012aaba" officeooo:paragraph-rsid="00164538" style:font-size-asian="14pt" style:font-size-complex="14pt"/>
    </style:style>
    <style:style style:name="P7" style:family="paragraph" style:parent-style-name="Standard">
      <style:text-properties fo:font-size="14pt" officeooo:rsid="0012aaba" officeooo:paragraph-rsid="001a803d" style:font-size-asian="14pt" style:font-size-complex="14pt"/>
    </style:style>
    <style:style style:name="P8" style:family="paragraph" style:parent-style-name="Standard">
      <style:text-properties fo:font-size="14pt" officeooo:rsid="0012aaba" officeooo:paragraph-rsid="001d5f06" style:font-size-asian="14pt" style:font-size-complex="14pt"/>
    </style:style>
    <style:style style:name="P9" style:family="paragraph" style:parent-style-name="Standard">
      <style:text-properties fo:font-size="14pt" officeooo:rsid="00164538" officeooo:paragraph-rsid="00164538" style:font-size-asian="14pt" style:font-size-complex="14pt"/>
    </style:style>
    <style:style style:name="P10" style:family="paragraph" style:parent-style-name="Standard">
      <style:text-properties fo:font-size="14pt" officeooo:rsid="00164538" officeooo:paragraph-rsid="001809f8" style:font-size-asian="14pt" style:font-size-complex="14pt"/>
    </style:style>
    <style:style style:name="P11" style:family="paragraph" style:parent-style-name="Standard">
      <style:text-properties fo:font-size="14pt" officeooo:rsid="00173f80" officeooo:paragraph-rsid="00173f80" style:font-size-asian="14pt" style:font-size-complex="14pt"/>
    </style:style>
    <style:style style:name="P12" style:family="paragraph" style:parent-style-name="Standard">
      <style:text-properties fo:font-size="14pt" officeooo:rsid="00173f80" officeooo:paragraph-rsid="0017668a" style:font-size-asian="14pt" style:font-size-complex="14pt"/>
    </style:style>
    <style:style style:name="P13" style:family="paragraph" style:parent-style-name="Standard">
      <style:text-properties fo:font-size="14pt" officeooo:rsid="00173f80" officeooo:paragraph-rsid="001809f8" style:font-size-asian="14pt" style:font-size-complex="14pt"/>
    </style:style>
    <style:style style:name="P14" style:family="paragraph" style:parent-style-name="Standard">
      <style:text-properties fo:font-size="14pt" officeooo:rsid="001809f8" officeooo:paragraph-rsid="001809f8" style:font-size-asian="14pt" style:font-size-complex="14pt"/>
    </style:style>
    <style:style style:name="P15" style:family="paragraph" style:parent-style-name="Standard">
      <style:text-properties fo:font-size="14pt" officeooo:rsid="001809f8" officeooo:paragraph-rsid="001a803d" style:font-size-asian="14pt" style:font-size-complex="14pt"/>
    </style:style>
    <style:style style:name="P16" style:family="paragraph" style:parent-style-name="Standard">
      <style:text-properties fo:font-size="14pt" officeooo:rsid="001a803d" officeooo:paragraph-rsid="001a803d" style:font-size-asian="14pt" style:font-size-complex="14pt"/>
    </style:style>
    <style:style style:name="P17" style:family="paragraph" style:parent-style-name="Standard">
      <style:text-properties officeooo:paragraph-rsid="001809f8"/>
    </style:style>
    <style:style style:name="P18" style:family="paragraph" style:parent-style-name="Standard">
      <style:text-properties officeooo:paragraph-rsid="001b9705"/>
    </style:style>
    <style:style style:name="P19" style:family="paragraph" style:parent-style-name="Standard">
      <style:paragraph-properties fo:break-before="page"/>
      <style:text-properties fo:font-size="14pt" officeooo:rsid="0012aaba" officeooo:paragraph-rsid="0012aaba" style:font-size-asian="14pt" style:font-size-complex="14pt"/>
    </style:style>
    <style:style style:name="P20" style:family="paragraph" style:parent-style-name="Table_20_Contents">
      <style:text-properties fo:font-size="14pt" officeooo:rsid="0012aaba" officeooo:paragraph-rsid="0012aaba" style:font-size-asian="14pt" style:font-size-complex="14pt"/>
    </style:style>
    <style:style style:name="P21" style:family="paragraph" style:parent-style-name="Table_20_Contents">
      <style:text-properties fo:font-size="14pt" officeooo:rsid="0013b6b1" officeooo:paragraph-rsid="0013b6b1" style:font-size-asian="14pt" style:font-size-complex="14pt"/>
    </style:style>
    <style:style style:name="P22" style:family="paragraph" style:parent-style-name="Основной_20_Текст">
      <style:text-properties fo:font-size="14pt" style:font-size-asian="14pt" style:font-size-complex="14pt"/>
    </style:style>
    <style:style style:name="P23" style:family="paragraph" style:parent-style-name="Основной_20_Текст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Основной_20_Текст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Основной_20_Текст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26" style:family="paragraph" style:parent-style-name="Основной_20_Текст" style:master-page-name="First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12aaba"/>
    </style:style>
    <style:style style:name="T2" style:family="text">
      <style:text-properties officeooo:rsid="0014e896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e896" style:font-size-asian="14pt" style:font-size-complex="14pt"/>
    </style:style>
    <style:style style:name="T5" style:family="text">
      <style:text-properties fo:font-size="14pt" officeooo:rsid="0012aaba" style:font-size-asian="14pt" style:font-size-complex="14pt"/>
    </style:style>
    <style:style style:name="T6" style:family="text">
      <style:text-properties fo:font-size="14pt" officeooo:rsid="00164538" style:font-size-asian="14pt" style:font-size-complex="14pt"/>
    </style:style>
    <style:style style:name="T7" style:family="text">
      <style:text-properties fo:font-size="14pt" officeooo:rsid="00173f80" style:font-size-asian="14pt" style:font-size-complex="14pt"/>
    </style:style>
    <style:style style:name="T8" style:family="text">
      <style:text-properties fo:font-size="14pt" officeooo:rsid="0017668a" style:font-size-asian="14pt" style:font-size-complex="14pt"/>
    </style:style>
    <style:style style:name="T9" style:family="text">
      <style:text-properties fo:font-size="14pt" officeooo:rsid="001809f8" style:font-size-asian="14pt" style:font-size-complex="14pt"/>
    </style:style>
    <style:style style:name="T10" style:family="text">
      <style:text-properties fo:font-size="14pt" officeooo:rsid="001b9705" style:font-size-asian="14pt" style:font-size-complex="14pt"/>
    </style:style>
    <style:style style:name="T11" style:family="text">
      <style:text-properties officeooo:rsid="00164538"/>
    </style:style>
    <style:style style:name="T12" style:family="text">
      <style:text-properties officeooo:rsid="0017668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64538"/>
    </style:style>
    <style:style style:name="T15" style:family="text">
      <style:text-properties officeooo:rsid="001809f8"/>
    </style:style>
    <style:style style:name="T16" style:family="text">
      <style:text-properties officeooo:rsid="001b9705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3.097cm" fo:padding-top="0.125cm" fo:padding-bottom="0.125cm" fo:padding-left="0.25cm" fo:padding-right="0.25cm" fo:wrap-option="wrap" style:run-through="background" draw:wrap-influence-on-position="once-concurrent"/>
    </style:style>
    <style:style style:name="gr2" style:family="graphic">
      <style:graphic-properties draw:stroke="solid" svg:stroke-width="0.026cm" svg:stroke-color="#000000" draw:stroke-linejoin="round" draw:fill="none" draw:textarea-vertical-align="top" draw:auto-grow-height="false" fo:min-height="0cm" fo:min-width="0.473cm" fo:padding-top="0.125cm" fo:padding-bottom="0.125cm" fo:padding-left="0.25cm" fo:padding-right="0.25cm" fo:wrap-option="wrap" style:run-through="background" draw:wrap-influence-on-position="once-concurrent"/>
    </style:style>
    <style:style style:name="gr3" style:family="graphic">
      <style:graphic-properties draw:stroke="solid" svg:stroke-width="0.026cm" svg:stroke-color="#000000" draw:stroke-linejoin="round" draw:fill="none" draw:textarea-vertical-align="top" draw:auto-grow-height="false" fo:min-height="0cm" fo:min-width="4.643cm" fo:padding-top="0.125cm" fo:padding-bottom="0.125cm" fo:padding-left="0.25cm" fo:padding-right="0.25cm" fo:wrap-option="wrap" style:run-through="background" draw:wrap-influence-on-position="once-concurrent"/>
    </style:style>
    <style:style style:name="gr4" style:family="graphic">
      <style:graphic-properties draw:stroke="solid" svg:stroke-width="0.026cm" svg:stroke-color="#000000" draw:stroke-linejoin="round" draw:fill="none" draw:textarea-vertical-align="top" draw:auto-grow-height="false" fo:min-height="0cm" fo:min-width="1.341cm" fo:padding-top="0.125cm" fo:padding-bottom="0.125cm" fo:padding-left="0.25cm" fo:padding-right="0.25cm" fo:wrap-option="wrap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Некоммерческое акционерное общество</text:p>
      <text:p text:style-name="P23">«АЛМАТИНСКИЙ УНИВЕРСИТЕТ ЭНЕРГЕТИКИ И СВЯЗИ»</text:p>
      <text:p text:style-name="P23"/>
      <text:p text:style-name="P23">Кафедра Социальных дисциплин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Семестровая работа №2</text:p>
      <text:p text:style-name="P24"/>
      <text:p text:style-name="P22">По дисциплине: «Теоретическая экономика и экономическая практика»</text:p>
      <text:p text:style-name="P22"/>
      <text:p text:style-name="P22">Специальность: «Автоматизация и Управление»</text:p>
      <text:p text:style-name="P22"/>
      <text:p text:style-name="Основной_20_Текст"><text:span text:style-name="T3">Выполнил: </text:span><text:span text:style-name="T4">Суворов Р.Е</text:span><text:span text:style-name="T3">. Группа: АУ-18-5</text:span></text:p>
      <text:p text:style-name="P25"><text:s text:c="10"/></text:p>
      <text:p text:style-name="P25"><text:s text:c="10"/>Вариант:<text:span text:style-name="T2">9</text:span></text:p>
      <text:p text:style-name="P25"><text:s text:c="10"/></text:p>
      <text:p text:style-name="P25"><text:s text:c="10"/>Приняла: Абильдина А. Ш.</text:p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0" draw:name="Прямая со стрелкой 14" draw:style-name="gr4" draw:text-style-name="P27" svg:width="1.842cm" svg:height="0.003cm" svg:x="0cm" svg:y="0cm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Прямая со стрелкой 15" draw:style-name="gr3" draw:text-style-name="P27" svg:width="5.144cm" svg:height="0.003cm" svg:x="0cm" svg:y="0cm"><text:p/><draw:enhanced-geometry draw:mirror-horizontal="false" draw:mirror-vertical="false" svg:viewBox="0 0 21600 21600" draw:type="mso-spt32" draw:enhanced-path="M 0 0 L 21600 21600 N"/></draw:custom-shape><draw:custom-shape text:anchor-type="paragraph" draw:z-index="2" draw:name="Прямая со стрелкой 16" draw:style-name="gr2" draw:text-style-name="P27" svg:width="0.974cm" svg:height="0.003cm" svg:x="0cm" svg:y="0cm"><text:p/><draw:enhanced-geometry draw:mirror-horizontal="false" draw:mirror-vertical="false" svg:viewBox="0 0 21600 21600" draw:type="mso-spt32" draw:enhanced-path="M 0 0 L 21600 21600 N"/></draw:custom-shape><draw:custom-shape text:anchor-type="paragraph" draw:z-index="3" draw:name="Прямая со стрелкой 11" draw:style-name="gr1" draw:text-style-name="P27" svg:width="3.599cm" svg:height="0.003cm" svg:x="0cm" svg:y="0cm"><text:p/><draw:enhanced-geometry draw:mirror-horizontal="false" draw:mirror-vertical="false" svg:viewBox="0 0 21600 21600" draw:type="mso-spt32" draw:enhanced-path="M 0 0 L 21600 21600 N"/></draw:custom-shape><text:s text:c="64"/>« <text:s text:c="7"/>» <text:s text:c="29"/>2019 г.</text:p>
      <text:p text:style-name="P22"><text:s text:c="3"/>(оценка) <text:s text:c="29"/>(подпись)</text:p>
      <text:p text:style-name="P3"/>
      <text:p text:style-name="P3"/>
      <text:p text:style-name="P3"/>
      <text:p text:style-name="P2"/>
      <text:p text:style-name="P19">Задача 1. Исходные данные:</text:p>
      <text:p text:style-name="P4">- заработная плата почасовых рабочих - 100 тыс. рублей;</text:p>
      <text:p text:style-name="P4">- расходы на сырьё - 50 тыс. рублей;</text:p>
      <text:p text:style-name="P4">- фиксированный оклад администрации - 25 тыс. рублей;</text:p>
      <text:p text:style-name="P4">- расходы на упаковку готовой продукции - 20 тыс. рублей;</text:p>
      <text:p text:style-name="P6">- арендная плата за помещение - 10 тыс. рублей;</text:p>
      <text:p text:style-name="P4">- амортизационные отчисления - 15 тыс. рублей;</text:p>
      <text:p text:style-name="P4">- налог за землю - 5 тыс. рублей;</text:p>
      <text:p text:style-name="P4">- объём выпуска производимой продукции Q=2000 единиц;</text:p>
      <text:p text:style-name="P4">- цена единицы продукции Р=100 рублей.</text:p>
      <text:p text:style-name="P4">Определите средние постоянные затраты, средние переменные затраты,</text:p>
      <text:p text:style-name="P4">средние общие затраты и объём прибыли предприятия.</text:p>
      <text:p text:style-name="P4"/>
      <text:p text:style-name="P9">Постоянные затраты:<text:span text:style-name="T1"> </text:span>155 000</text:p>
      <text:p text:style-name="P12">Среднее <text:span text:style-name="T12">постоянные затраты</text:span>: 155 000 / <text:s/>100 = 1 550</text:p>
      <text:p text:style-name="P6">- заработная плата почасовых рабочих - 100 тыс. рублей;</text:p>
      <text:p text:style-name="P6">- фиксированный оклад администрации - 25 тыс. рублей;</text:p>
      <text:p text:style-name="P6">- арендная плата за помещение - 10 тыс. рублей;</text:p>
      <text:p text:style-name="P6">- амортизационные отчисления - 15 тыс. рублей;</text:p>
      <text:p text:style-name="P6">- налог за землю - 5 тыс. рублей;</text:p>
      <text:p text:style-name="P6"/>
      <text:p text:style-name="P10"><text:span text:style-name="T13">Переменные</text:span> затраты: 70 000 <text:span text:style-name="T15">рублей.</text:span></text:p>
      <text:p text:style-name="P13">Среднее <text:span text:style-name="T12">п</text:span><text:span text:style-name="T14">еременные</text:span><text:span text:style-name="T11"> затраты</text:span>: 70 000 / 100 = 700<text:span text:style-name="T11"> рублей.</text:span></text:p>
      <text:p text:style-name="P6">- расходы на сырьё - 50 тыс. рублей;</text:p>
      <text:p text:style-name="P6">- расходы на упаковку готовой продукции - 20 тыс. рублей;</text:p>
      <text:p text:style-name="P6"/>
      <text:p text:style-name="P13">Общие затраты: 225 000<text:span text:style-name="T11"> рублей.</text:span></text:p>
      <text:p text:style-name="P17"><text:span text:style-name="T7">Среднее </text:span><text:span text:style-name="T8">о</text:span><text:span text:style-name="T7">бщие затраты: 225 000 / 100 = 2 250 </text:span><text:span text:style-name="T6"><text:s/></text:span><text:span text:style-name="T9">рублей.</text:span></text:p>
      <text:p text:style-name="P11"/>
      <text:p text:style-name="P10">Прибыль: 2 000 000 <text:span text:style-name="T15">рублей.</text:span></text:p>
      <text:p text:style-name="P6">- объём выпуска производимой продукции Q=2000 единиц;</text:p>
      <text:p text:style-name="P6">- цена единицы продукции Р=100 рублей.</text:p>
      <text:p text:style-name="P6"/>
      <text:p text:style-name="P17"><text:span text:style-name="T9">Обьем прибыли: 2 000 000 — 225 000 = <text:s/>1 775 000 рублей.</text:span></text:p>
      <text:p text:style-name="P19">Задача 2. Вкладчик внёс на депозитный счёт коммерческого банка 500</text:p>
      <text:p text:style-name="P4">тыс. тенге. Определите величину вклада, исходя из следующих условий:</text:p>
      <text:p text:style-name="P4">- по истечении 5 летнего срока при начислении 18% годовых по</text:p>
      <text:p text:style-name="P4">правилу простого процента;</text:p>
      <text:p text:style-name="P4">- по истечении 3 летнего срока при начислении 10% годовых по</text:p>
      <text:p text:style-name="P4">правилу сложного процента.</text:p>
      <text:p text:style-name="P4">Обоснуйте, какой должна быть процентная ставка при начислении</text:p>
      <text:p text:style-name="P4">простого процента, чтобы обеспечить такую же доходность, которую получит</text:p>
      <text:p text:style-name="P4">вкладчик по истечению 2 летнего срока при ежеквартальных начислениях в</text:p>
      <text:p text:style-name="P4">размере 24 % годовых по правилу сложного процента.</text:p>
      <text:p text:style-name="P4"/>
      <text:p text:style-name="P15">Результирующий вклад <text:s/><text:span text:style-name="T1">по истечении 5 летнего срока при начислении 18% годовых по правилу простого процента: </text:span></text:p>
      <text:p text:style-name="P15"><draw:frame draw:style-name="fr1" draw:name="Object4" text:anchor-type="as-char" svg:y="-0.619cm" svg:width="2.736cm" svg:height="0.998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5"><text:span text:style-name="T1"><draw:frame draw:style-name="fr1" draw:name="Object1" text:anchor-type="as-char" svg:y="-0.619cm" svg:width="5.916cm" svg:height="0.998cm" draw:z-index="6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4"/>
      <text:p text:style-name="P7"><text:span text:style-name="T15">Результирующий вклад </text:span>по истечении 3 летнего срока при начислении 10% годовых по правилу сложного процента: </text:p>
      <text:p text:style-name="P7"><draw:frame draw:style-name="fr1" draw:name="Object5" text:anchor-type="as-char" svg:y="-0.681cm" svg:width="2.704cm" svg:height="1.058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"><draw:frame draw:style-name="fr1" draw:name="Object2" text:anchor-type="as-char" svg:y="-0.681cm" svg:width="5.754cm" svg:height="1.058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/>
      <text:p text:style-name="P7"><text:span text:style-name="T15">Результирующий вклад <text:s/></text:span>по истечению 2 летнего срока при ежеквартальных начислениях в размере 24 % годовых по правилу сложного процента:</text:p>
      <text:p text:style-name="P7"><draw:frame draw:style-name="fr1" draw:name="Object3" text:anchor-type="as-char" svg:y="-0.681cm" svg:width="6.018cm" svg:height="1.058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6"/>
      <text:p text:style-name="P16">Путем математических вычислений я рассчитал формулу вычисление процентной ставки:</text:p>
      <text:p text:style-name="P16"><draw:frame draw:style-name="fr1" draw:name="Object6" text:anchor-type="as-char" svg:y="-0.619cm" svg:width="5.99cm" svg:height="0.998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6"/>
      <text:p text:style-name="P18"><text:span text:style-name="T10">Чтобы сравнять результат сложного процента <text:s/>с простым нужна п</text:span><text:span text:style-name="T5">роцентная ставка при начислении простого процента на 2 летний срок при ежеквартальных <text:s/>в</text:span><text:span text:style-name="T10">ыплатах </text:span><text:span text:style-name="T5">равна</text:span><text:span text:style-name="T10">я</text:span><text:span text:style-name="T5"> 57,3688%</text:span><text:span text:style-name="T10">.</text:span></text:p>
      <text:p text:style-name="P19">Задача 3. B таблице приведены счета, отражающие результаты</text:p>
      <text:p text:style-name="P4">функционирования экономики некоторой страны за год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чет</text:p>
          </table:table-cell>
          <table:table-cell table:style-name="Table1.B1" office:value-type="string">
            <text:p text:style-name="P4">Млрд песет</text:p>
          </table:table-cell>
        </table:table-row>
        <table:table-row>
          <table:table-cell table:style-name="Table1.A2" office:value-type="string">
            <text:p text:style-name="P4">Валовые частные инвестиции</text:p>
          </table:table-cell>
          <table:table-cell table:style-name="Table1.B2" office:value-type="string">
            <text:p text:style-name="P4">110</text:p>
          </table:table-cell>
        </table:table-row>
        <table:table-row>
          <table:table-cell table:style-name="Table1.A2" office:value-type="string">
            <text:p text:style-name="P4">Дивиденды</text:p>
          </table:table-cell>
          <table:table-cell table:style-name="Table1.B2" office:value-type="string">
            <text:p text:style-name="P4">10</text:p>
          </table:table-cell>
        </table:table-row>
        <table:table-row>
          <table:table-cell table:style-name="Table1.A2" office:value-type="string">
            <text:p text:style-name="P4">Проценты за кредит</text:p>
          </table:table-cell>
          <table:table-cell table:style-name="Table1.B2" office:value-type="string">
            <text:p text:style-name="P20">8</text:p>
          </table:table-cell>
        </table:table-row>
        <table:table-row>
          <table:table-cell table:style-name="Table1.A2" office:value-type="string">
            <text:p text:style-name="P4">Проценты по облигациям</text:p>
          </table:table-cell>
          <table:table-cell table:style-name="Table1.B2" office:value-type="string">
            <text:p text:style-name="P20">6</text:p>
          </table:table-cell>
        </table:table-row>
        <table:table-row>
          <table:table-cell table:style-name="Table1.A2" office:value-type="string">
            <text:p text:style-name="P4">Заработная плата наемных работников</text:p>
          </table:table-cell>
          <table:table-cell table:style-name="Table1.B2" office:value-type="string">
            <text:p text:style-name="P4">266</text:p>
          </table:table-cell>
        </table:table-row>
        <table:table-row>
          <table:table-cell table:style-name="Table1.A2" office:value-type="string">
            <text:p text:style-name="P4">Жалование служащих</text:p>
          </table:table-cell>
          <table:table-cell table:style-name="Table1.B2" office:value-type="string">
            <text:p text:style-name="P20">170</text:p>
          </table:table-cell>
        </table:table-row>
        <table:table-row>
          <table:table-cell table:style-name="Table1.A2" office:value-type="string">
            <text:p text:style-name="P4">Прибыль корпораций</text:p>
          </table:table-cell>
          <table:table-cell table:style-name="Table1.B2" office:value-type="string">
            <text:p text:style-name="P20">226</text:p>
          </table:table-cell>
        </table:table-row>
        <table:table-row>
          <table:table-cell table:style-name="Table1.A2" office:value-type="string">
            <text:p text:style-name="P4">Налоги на прибыль корпораций</text:p>
          </table:table-cell>
          <table:table-cell table:style-name="Table1.B2" office:value-type="string">
            <text:p text:style-name="P20">100</text:p>
          </table:table-cell>
        </table:table-row>
        <table:table-row>
          <table:table-cell table:style-name="Table1.A2" office:value-type="string">
            <text:p text:style-name="P4">Косвенные налоги на бизнес</text:p>
          </table:table-cell>
          <table:table-cell table:style-name="Table1.B2" office:value-type="string">
            <text:p text:style-name="P20">40</text:p>
          </table:table-cell>
        </table:table-row>
        <table:table-row>
          <table:table-cell table:style-name="Table1.A2" office:value-type="string">
            <text:p text:style-name="P5">Рентные платежи</text:p>
          </table:table-cell>
          <table:table-cell table:style-name="Table1.B2" office:value-type="string">
            <text:p text:style-name="P21">44</text:p>
          </table:table-cell>
        </table:table-row>
        <table:table-row>
          <table:table-cell table:style-name="Table1.A2" office:value-type="string">
            <text:p text:style-name="P5">Доходы от собственности</text:p>
          </table:table-cell>
          <table:table-cell table:style-name="Table1.B2" office:value-type="string">
            <text:p text:style-name="P21">38</text:p>
          </table:table-cell>
        </table:table-row>
        <table:table-row>
          <table:table-cell table:style-name="Table1.A2" office:value-type="string">
            <text:p text:style-name="P5">Государственные расходы на ВНП</text:p>
          </table:table-cell>
          <table:table-cell table:style-name="Table1.B2" office:value-type="string">
            <text:p text:style-name="P21">180</text:p>
          </table:table-cell>
        </table:table-row>
        <table:table-row>
          <table:table-cell table:style-name="Table1.A2" office:value-type="string">
            <text:p text:style-name="P5">Потребительские расходы</text:p>
          </table:table-cell>
          <table:table-cell table:style-name="Table1.B2" office:value-type="string">
            <text:p text:style-name="P21">520</text:p>
          </table:table-cell>
        </table:table-row>
        <table:table-row>
          <table:table-cell table:style-name="Table1.A2" office:value-type="string">
            <text:p text:style-name="P5">Чистые частные инвестиции</text:p>
          </table:table-cell>
          <table:table-cell table:style-name="Table1.B2" office:value-type="string">
            <text:p text:style-name="P21">90</text:p>
          </table:table-cell>
        </table:table-row>
        <table:table-row>
          <table:table-cell table:style-name="Table1.A2" office:value-type="string">
            <text:p text:style-name="P5">Чистый экспорт</text:p>
          </table:table-cell>
          <table:table-cell table:style-name="Table1.B2" office:value-type="string">
            <text:p text:style-name="P21">18</text:p>
          </table:table-cell>
        </table:table-row>
      </table:table>
      <text:p text:style-name="P4"/>
      <text:p text:style-name="P4">Определите ВНП по потоку доходов и по потоку расходов.</text:p>
      <text:p text:style-name="P4"/>
      <text:p text:style-name="P8">ВНП по потоку доходов включает все доходы экономических субъектов, следовательно, его можно сосчитать по следующей формуле: <text:line-break/>ВНП = Дивиденды + Проценты за кредит + Проценты по облигациям + Заработная плата наемных работников + Жалование государственных служащих + Прибыль корпораций + Рентные платежи + Доходы от собственности + Косвенные налоги на бизнес + Амортизация. <text:line-break/>Прежде чем подставить значения, необходимо определить амортизацию. Амортизация находится по формуле: <text:line-break/>Амортизация = Валовые частные инвестиции – Чистые частные инвестиции.<text:line-break/>Амортизация = 110 – 90 = 20.<text:line-break/>Можем подставить значения и определить ВНП. <text:line-break/>ВНП = 10 + 8 + 6 +266 + 170 + 226 + 44 + 38 + 40 + 20 = 828.</text:p>
      <text:p text:style-name="P8"><text:line-break/>ВНП по потоку расходов включает все расходы экономических субъектов:<text:line-break/>ВНП = Потребительские расходы + Валовые инвестиционные расходы бизнеса + <text:soft-page-break/>Государственные расходы на ВНП (иногда их называют государственными закупками товаров и услуг) + Чистый экспорт товаров и услуг <text:line-break/>Подставим значения в данную формулу: <text:line-break/>ВНП = 520 + 110 + 180 + 18 = 828. <text:line-break/>Так как ВНП по потоку доходов равен ВНП по потоку расходов, задача решена верно. <text:line-break/>Ответ: ВНП = 828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 Light" svg:font-family="'Calibri Light'" style:font-family-generic="roman"/>
    <style:font-face style:name="Segoe UI" svg:font-family="'Segoe UI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1.251cm" style:auto-text-indent="false"/>
    </style:style>
    <style:style style:name="Основной_20_Текст" style:display-name="Основной Текст" style:family="paragraph" style:parent-style-name="Standard" style:default-outline-level="">
      <style:paragraph-properties fo:margin-top="0cm" fo:margin-bottom="0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text-align="start" style:justify-single-word="false" fo:keep-together="always" fo:keep-with-next="always"/>
      <style:text-properties fo:color="#2e74b5" style:font-name="Calibri Light" fo:font-family="'Calibri Light'" style:font-family-generic="roman" fo:font-size="16pt" fo:language="en" fo:country="US" fo:font-weight="normal" style:letter-kerning="false" style:font-name-asian="Noto Serif CJK SC" style:font-family-asian="'Noto Serif CJK SC'" style:font-family-generic-asian="system" style:font-pitch-asian="variable" style:font-size-asian="16pt" style:language-asian="en" style:country-asian="US" style:font-weight-asian="normal" style:font-name-complex="Droid Sans Devanagari" style:font-family-complex="'Droid Sans Devanagari'" style:font-family-generic-complex="system" style:font-pitch-complex="variable" style:font-size-complex="16pt" style:font-weight-complex="norm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Segoe UI" fo:font-family="'Segoe UI'" style:font-family-generic="roman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fo:font-size="10.5pt" fo:font-style="italic" style:font-name-asian="Noto Serif CJK SC" style:font-family-asian="'Noto Serif CJK SC'" style:font-family-generic-asian="system" style:font-pitch-asian="variable" style:font-size-asian="10.5pt" style:font-style-asian="italic" style:font-name-complex="Droid Sans Devanagari" style:font-family-complex="'Droid Sans Devanagari'" style:font-family-generic-complex="system" style:font-pitch-complex="variable" style:font-size-complex="10.5pt" style:font-style-complex="italic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.423cm" fo:margin-bottom="0.423cm" loext:contextual-spacing="false" fo:text-align="center" style:justify-single-word="false" fo:text-indent="0cm" style:auto-text-indent="false"/>
      <style:text-properties fo:font-weight="bold" style:letter-kerning="tru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fo:font-size="14pt" style:font-size-asian="14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fo:font-size="14pt" style:font-size-asian="14pt"/>
    </style:style>
    <style:style style:name="Заголовок_20_9_20_Знак" style:display-name="Заголовок 9 Знак" style:family="text" style:parent-style-name="Default_20_Paragraph_20_Font">
      <style:text-properties fo:color="#272727" style:font-name="Calibri Light" fo:font-family="'Calibri Light'" style:font-family-generic="roman" fo:font-size="10.5pt" fo:font-style="italic" style:font-name-asian="Noto Serif CJK SC" style:font-family-asian="'Noto Serif CJK SC'" style:font-family-generic-asian="system" style:font-pitch-asian="variable" style:font-size-asian="10.5pt" style:font-style-asian="italic" style:font-name-complex="Droid Sans Devanagari" style:font-family-complex="'Droid Sans Devanagari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fo:font-size="14pt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center" style:justify-single-word="false"/>
      <style:text-properties style:font-name-complex="Times New Roman1" style:font-size-complex="1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Алматы 2020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4:00:22.620322008</meta:creation-date>
    <dc:date>2020-04-12T16:19:58.851590285</dc:date>
    <meta:editing-duration>PT1H47M20S</meta:editing-duration>
    <meta:editing-cycles>10</meta:editing-cycles>
    <meta:generator>LibreOffice/6.3.5.2$Linux_X86_64 LibreOffice_project/30$Build-2</meta:generator>
    <meta:document-statistic meta:table-count="1" meta:image-count="0" meta:object-count="6" meta:page-count="5" meta:paragraph-count="101" meta:word-count="690" meta:character-count="4653" meta:non-whitespace-character-count="3862"/>
  </office:meta>
</office:document-meta>
</file>

<file path=Object 1/content.xml><?xml version="1.0" encoding="utf-8"?>
<math xmlns="http://www.w3.org/1998/Math/MathML" display="block">
  <semantics>
    <mrow>
      <mn>500</mn>
      <mn>000</mn>
      <mrow>
        <mrow>
          <mo fence="true" stretchy="false">(</mo>
          <mrow>
            <mrow>
              <mn>1</mn>
              <mo stretchy="false">+</mo>
              <mfrac>
                <mrow>
                  <mrow>
                    <mn>5</mn>
                    <mo stretchy="false">∗</mo>
                    <mn>18</mn>
                  </mrow>
                  <mtext>%</mtext>
                </mrow>
                <mrow>
                  <mn>100</mn>
                  <mtext>%</mtext>
                </mrow>
              </mfrac>
            </mrow>
          </mrow>
          <mo fence="true" stretchy="false">)</mo>
        </mrow>
        <mo stretchy="false">=</mo>
        <mn>950</mn>
      </mrow>
      <mn>000</mn>
      <mi mathvariant="italic">Тг</mi>
    </mrow>
    <annotation encoding="StarMath 5.0">500 000( 1 + {5*18%} over {100%} ) = 950 000 Тг</annotation>
  </semantics>
</math>
</file>

<file path=Object 2/content.xml><?xml version="1.0" encoding="utf-8"?>
<math xmlns="http://www.w3.org/1998/Math/MathML" display="block">
  <semantics>
    <mrow>
      <mn>500</mn>
      <mn>000</mn>
      <mrow>
        <msup>
          <mrow>
            <mo fence="true" stretchy="false">(</mo>
            <mrow>
              <mrow>
                <mn>1</mn>
                <mo stretchy="false">+</mo>
                <mfrac>
                  <mrow>
                    <mn>10</mn>
                    <mtext>%</mtext>
                  </mrow>
                  <mrow>
                    <mn>100</mn>
                    <mtext>%</mtext>
                  </mrow>
                </mfrac>
              </mrow>
            </mrow>
            <mo fence="true" stretchy="false">)</mo>
          </mrow>
          <mn>3</mn>
        </msup>
        <mo stretchy="false">=</mo>
        <mn>665</mn>
      </mrow>
      <mn>500</mn>
      <mi mathvariant="italic">Тг</mi>
    </mrow>
    <annotation encoding="StarMath 5.0">500 000( 1 + {10%} over {100%} )^3 = 665 500 Тг</annotation>
  </semantics>
</math>
</file>

<file path=Object 3/content.xml><?xml version="1.0" encoding="utf-8"?>
<math xmlns="http://www.w3.org/1998/Math/MathML" display="block">
  <semantics>
    <mrow>
      <mn>500</mn>
      <mn>000</mn>
      <mrow>
        <msup>
          <mrow>
            <mo fence="true" stretchy="false">(</mo>
            <mrow>
              <mrow>
                <mn>1</mn>
                <mo stretchy="false">+</mo>
                <mfrac>
                  <mrow>
                    <mn>24</mn>
                    <mtext>%</mtext>
                  </mrow>
                  <mrow>
                    <mn>100</mn>
                    <mtext>%</mtext>
                  </mrow>
                </mfrac>
              </mrow>
            </mrow>
            <mo fence="true" stretchy="false">)</mo>
          </mrow>
          <mn>8</mn>
        </msup>
        <mo stretchy="false">=</mo>
        <mn>2</mn>
      </mrow>
      <mn>794</mn>
      <mn>753</mn>
      <mi mathvariant="italic">Тг</mi>
    </mrow>
    <annotation encoding="StarMath 5.0">500 000( 1 + {24%} over {100%} )^{8} = 2 794 753 Тг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i>a</mi>
      </mrow>
      <mrow>
        <mo fence="true" stretchy="false">(</mo>
        <mrow>
          <mrow>
            <mn>1</mn>
            <mo stretchy="false">+</mo>
            <mfrac>
              <mrow>
                <mi>n</mi>
                <mo stretchy="false">∗</mo>
                <mi>P</mi>
              </mrow>
              <mn>100</mn>
            </mfrac>
          </mrow>
        </mrow>
        <mo fence="true" stretchy="false">)</mo>
      </mrow>
    </mrow>
    <annotation encoding="StarMath 5.0">x = a( 1 + {n*P} over {100} )</annotation>
  </semantics>
</math>
</file>

<file path=Object 5/content.xml><?xml version="1.0" encoding="utf-8"?>
<math xmlns="http://www.w3.org/1998/Math/MathML" display="block">
  <semantics>
    <mrow>
      <mrow>
        <mi>x</mi>
        <mo stretchy="false">=</mo>
        <mi>a</mi>
      </mrow>
      <msup>
        <mrow>
          <mo fence="true" stretchy="false">(</mo>
          <mrow>
            <mrow>
              <mn>1</mn>
              <mo stretchy="false">+</mo>
              <mfrac>
                <mi>P</mi>
                <mn>100</mn>
              </mfrac>
            </mrow>
          </mrow>
          <mo fence="true" stretchy="false">)</mo>
        </mrow>
        <mi>n</mi>
      </msup>
    </mrow>
    <annotation encoding="StarMath 5.0">x = a( 1 + {P} over {100} )^n</annotation>
  </semantics>
</math>
</file>

<file path=Object 6/content.xml><?xml version="1.0" encoding="utf-8"?>
<math xmlns="http://www.w3.org/1998/Math/MathML" display="block">
  <semantics>
    <mrow>
      <mrow>
        <mi>P</mi>
        <mo stretchy="false">=</mo>
        <mrow>
          <mrow>
            <mo fence="true" stretchy="false">(</mo>
            <mrow>
              <mrow>
                <mfrac>
                  <mi>x</mi>
                  <mi>a</mi>
                </mfrac>
                <mo stretchy="false">−</mo>
                <mn>1</mn>
              </mrow>
            </mrow>
            <mo fence="true" stretchy="false">)</mo>
          </mrow>
          <mo stretchy="false">∗</mo>
          <mrow>
            <mn>100</mn>
            <mfrac>
              <mtext>%</mtext>
              <mi>n</mi>
            </mfrac>
          </mrow>
        </mrow>
        <mo stretchy="false">=</mo>
        <mn>57,368825</mn>
      </mrow>
      <mtext>%</mtext>
    </mrow>
    <annotation encoding="StarMath 5.0">P = (x over a -1)*{100% over n}  = 57,368825 %</annotation>
  </semantics>
</math>
</file>